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normal">Δ</mi>
            <mstyle mathvariant="bold">
              <mi>r</mi>
            </mstyle>
            <mrow>
              <mspace width="2em"/>
              <mo stretchy="false">=</mo>
              <mspace width="2em"/>
            </mrow>
            <mrow>
              <mo stretchy="false">∫</mo>
              <mtext>d</mtext>
            </mrow>
            <mstyle mathvariant="bold">
              <mi>r</mi>
            </mstyle>
            <mrow>
              <mspace width="2em"/>
              <mo stretchy="false">=</mo>
              <mspace width="2em"/>
            </mrow>
            <mrow>
              <munderover>
                <mo stretchy="false">∫</mo>
                <mi>a</mi>
                <mi>b</mi>
              </munderover>
              <mspace width="0.5em"/>
            </mrow>
            <mtext>d</mtext>
            <mstyle mathvariant="bold">
              <mi>r</mi>
            </mstyle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space width="2em"/>
              <mo stretchy="false">=</mo>
              <mspace width="2em"/>
            </mrow>
            <mrow>
              <munderover>
                <mo stretchy="false">∫</mo>
                <mi>a</mi>
                <mi>b</mi>
              </munderover>
              <mspace width="0.5em"/>
            </mrow>
            <mfrac>
              <mrow>
                <mtext>d</mtext>
                <mstyle mathvariant="bold">
                  <mi>r</mi>
                </mstyle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text>d</mtext>
                <mi>x</mi>
              </mrow>
            </mfrac>
            <mspace width="0.5em"/>
            <mtext>d</mtext>
            <mi>x</mi>
          </mrow>
        </mtd>
      </mtr>
    </mtable>
    <annotation encoding="StarMath 5.0">alignc %DELTA bold r ~=~ int "d" bold r ~=~ int from a to b ` "d" bold r ( x ) newline
alignc ~=~ int from a to b ` {"d" bold r ( x )} over {"d" x} ` "d"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45:04.952000000</meta:creation-date>
    <dc:date>2015-03-03T14:07:56.113000000</dc:date>
    <meta:editing-duration>PT7M41S</meta:editing-duration>
    <meta:editing-cycles>1</meta:editing-cycles>
    <meta:generator>LibreOffice/4.3.4.1$Windows_x86 LibreOffice_project/bc356b2f991740509f321d70e4512a6a54c5f243</meta:generator>
  </office:meta>
</office:document-meta>
</file>